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dcce" officeooo:paragraph-rsid="0019dcce" style:font-size-asian="14pt" style:font-size-complex="14pt"/>
    </style:style>
    <style:style style:name="P2" style:family="paragraph" style:parent-style-name="Standard" style:list-style-name="L3">
      <style:text-properties fo:font-size="14pt" officeooo:rsid="0019dcce" officeooo:paragraph-rsid="0019dcce" style:font-size-asian="14pt" style:font-size-complex="14pt"/>
    </style:style>
    <style:style style:name="P3" style:family="paragraph" style:parent-style-name="Standard" style:list-style-name="L2">
      <style:text-properties fo:font-size="14pt" officeooo:rsid="0019dcce" officeooo:paragraph-rsid="0019dcce" style:font-size-asian="14pt" style:font-size-complex="14pt"/>
    </style:style>
    <style:style style:name="P4" style:family="paragraph" style:parent-style-name="Standard">
      <style:text-properties fo:font-size="14pt" fo:font-weight="bold" officeooo:rsid="0019dcce" officeooo:paragraph-rsid="0019dcce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:</text:span> Play Store Trends and Predictions</text:p>
      <text:p text:style-name="P1"/>
      <text:p text:style-name="P4">Files Attached:</text:p>
      <text:list xml:id="list4060991789" text:style-name="L3">
        <text:list-item>
          <text:p text:style-name="P2">Project Proposal</text:p>
        </text:list-item>
        <text:list-item>
          <text:p text:style-name="P2">Data set</text:p>
        </text:list-item>
        <text:list-item>
          <text:p text:style-name="P2">Project Presentation</text:p>
        </text:list-item>
        <text:list-item>
          <text:p text:style-name="P2">Project Report</text:p>
        </text:list-item>
        <text:list-item>
          <text:p text:style-name="P2">Jupyter Notebook</text:p>
        </text:list-item>
        <text:list-item>
          <text:p text:style-name="P2">H2O flow file</text:p>
        </text:list-item>
      </text:list>
      <text:p text:style-name="P1"/>
      <text:p text:style-name="P4">Project made by:</text:p>
      <text:list xml:id="list3999078563" text:style-name="L2">
        <text:list-item>
          <text:p text:style-name="P3">Sarth Desai (sjd445)</text:p>
        </text:list-item>
        <text:list-item>
          <text:p text:style-name="P3">Crystal Cheung (cc5680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0:11:07.969534844</meta:creation-date>
    <dc:date>2019-12-18T00:20:52.385481114</dc:date>
    <meta:editing-duration>PT9M44S</meta:editing-duration>
    <meta:editing-cycles>1</meta:editing-cycles>
    <meta:document-statistic meta:table-count="0" meta:image-count="0" meta:object-count="0" meta:page-count="1" meta:paragraph-count="11" meta:word-count="38" meta:character-count="211" meta:non-whitespace-character-count="192"/>
    <meta:generator>LibreOffice/6.0.7.3$Linux_X86_64 LibreOffice_project/00m0$Build-3</meta:generator>
  </office:meta>
</office:document-meta>
</file>